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www.pubnub.com/blog/2015-06-16-building-a-raspberry-pi-motion-sensor-with-realtime-alert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09:09:43.734496735</meta:creation-date>
    <dc:date>2018-12-05T09:32:14.999939176</dc:date>
    <meta:editing-duration>PT27M17S</meta:editing-duration>
    <meta:editing-cycles>1</meta:editing-cycles>
    <meta:document-statistic meta:table-count="0" meta:image-count="0" meta:object-count="0" meta:page-count="1" meta:paragraph-count="1" meta:word-count="1" meta:character-count="98" meta:non-whitespace-character-count="98"/>
    <meta:generator>LibreOffice/6.0.3.2$Linux_X86_64 LibreOffice_project/00m0$Build-2</meta:generator>
  </office:meta>
</office:document-meta>
</file>